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Preformatted_20_Text">
      <style:text-properties style:font-name="Noto Serif" fo:font-size="12pt" style:font-size-asian="12pt" style:font-size-complex="12pt"/>
    </style:style>
    <style:style style:name="P2" style:family="paragraph" style:parent-style-name="Preformatted_20_Text">
      <style:paragraph-properties fo:margin-top="0in" fo:margin-bottom="0.1965in" style:contextual-spacing="false"/>
      <style:text-properties style:font-name="Noto Serif" fo:font-size="12pt" style:font-size-asian="12pt" style:font-size-complex="12pt"/>
    </style:style>
    <style:style style:name="P3" style:family="paragraph" style:parent-style-name="Standard">
      <style:text-properties officeooo:paragraph-rsid="000b832d"/>
    </style:style>
    <style:style style:name="P4" style:family="paragraph" style:parent-style-name="Standard">
      <style:text-properties officeooo:rsid="000b832d"/>
    </style:style>
    <style:style style:name="P5" style:family="paragraph" style:parent-style-name="Standard">
      <style:text-properties style:font-name="Noto Serif" fo:font-size="12pt" style:font-size-asian="12pt" style:font-size-complex="12pt"/>
    </style:style>
    <style:style style:name="T1" style:family="text">
      <style:text-properties officeooo:rsid="000b83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8"/>Cимвол" <text:span text:style-name="T1">пробел</text:span>":1083, вероятность` - 0.1462525320729237</text:p>
      <text:p text:style-name="P1"><text:s text:c="8"/>Cимвол"а":485, вероятность` - 0.06549628629304524</text:p>
      <text:p text:style-name="P1"><text:s text:c="8"/>Cимвол"б":105, вероятность` - 0.014179608372721135</text:p>
      <text:p text:style-name="P1"><text:s text:c="8"/>Cимвол"в":270, вероятность` - 0.03646185010128292</text:p>
      <text:p text:style-name="P1"><text:s text:c="8"/>Cимвол"г":104, вероятность` - 0.014044564483457124</text:p>
      <text:p text:style-name="P1"><text:s text:c="8"/>Cимвол"д":124, вероятность` - 0.01674544226873734</text:p>
      <text:p text:style-name="P1"><text:s text:c="8"/>Cимвол"е":475, вероятность` - 0.06414584740040513</text:p>
      <text:p text:style-name="P1"><text:s text:c="8"/>Cимвол"ж":92, вероятность` - 0.012424037812288994</text:p>
      <text:p text:style-name="P1"><text:s text:c="8"/>Cимвол"з":87, вероятность` - 0.01174881836596894</text:p>
      <text:p text:style-name="P1"><text:s text:c="8"/>Cимвол"и":372, вероятность` - 0.05023632680621202</text:p>
      <text:p text:style-name="P1"><text:s text:c="8"/>Cимвол"й":89, вероятность` - 0.012018906144496962</text:p>
      <text:p text:style-name="P1"><text:s text:c="8"/>Cимвол"к":228, вероятность` - 0.030790006752194465</text:p>
      <text:p text:style-name="P1"><text:s text:c="8"/>Cимвол"л":362, вероятность` - 0.04888588791357191</text:p>
      <text:p text:style-name="P1"><text:s text:c="8"/>Cимвол"м":174, вероятность` - 0.02349763673193788</text:p>
      <text:p text:style-name="P1"><text:s text:c="8"/>Cимвол"н":452, вероятность` - 0.061039837947332885</text:p>
      <text:p text:style-name="P1"><text:s text:c="8"/>Cимвол"о":707, вероятность` - 0.09547602970965564</text:p>
      <text:p text:style-name="P1"><text:s text:c="8"/>Cимвол"п":184, вероятность` - 0.024848075624577987</text:p>
      <text:p text:style-name="P1"><text:s text:c="8"/>Cимвол"р":289, вероятность` - 0.03902768399729912</text:p>
      <text:p text:style-name="P1"><text:s text:c="8"/>Cимвол"с":332, вероятность` - 0.044834571235651585</text:p>
      <text:p text:style-name="P1"><text:s text:c="8"/>Cимвол"т":363, вероятность` - 0.04902093180283592</text:p>
      <text:p text:style-name="P1"><text:s text:c="8"/>Cимвол"у":212, вероятность` - 0.028629304523970292</text:p>
      <text:p text:style-name="P1"><text:s text:c="8"/>Cимвол"ф":7, вероятность` - 0.0009453072248480756</text:p>
      <text:p text:style-name="P1"><text:s text:c="8"/>Cимвол"х":40, вероятность` - 0.0054017555705604325</text:p>
      <text:p text:style-name="P1"><text:s text:c="8"/>Cимвол"ц":11, вероятность` - 0.001485482781904119</text:p>
      <text:p text:style-name="P1"><text:s text:c="8"/>Cимвол"ч":102, вероятность` - 0.013774476704929102</text:p>
      <text:p text:style-name="P1"><text:s text:c="8"/>Cимвол"ш":38, вероятность` - 0.0051316677920324105</text:p>
      <text:p text:style-name="P1"><text:s text:c="8"/>Cимвол"щ":26, вероятность` - 0.003511141120864281</text:p>
      <text:p text:style-name="P1"><text:s text:c="8"/>Cимвол"ъ":1, вероятность` - 0.0001350438892640108</text:p>
      <text:p text:style-name="P1"><text:s text:c="8"/>Cимвол"ы":123, вероятность` - 0.01661039837947333</text:p>
      <text:p text:style-name="P1"><text:s text:c="8"/>Cимвол"ь":112, вероятность` - 0.01512491559756921</text:p>
      <text:p text:style-name="P1"><text:s text:c="8"/>Cимвол"э":16, вероятность` - 0.0021607022282241727</text:p>
      <text:p text:style-name="P1"><text:s text:c="8"/>Cимвол"ю":32, вероятность` - 0.004321404456448345</text:p>
      <text:p text:style-name="P1"><text:s text:c="8"/>Cимвол"я":136, вероятность` - 0.01836596893990547</text:p>
      <text:p text:style-name="P2"><text:s text:c="8"/>Cимвол"ё":36, вероятность` - 0.004861580013504389</text:p>
      <text:p text:style-name="P5"/>
      <text:p text:style-name="P5"/>
      <text:p text:style-name="P5"/>
      <text:p text:style-name="P5"/>
      <text:p text:style-name="P5"/>
      <text:p text:style-name="P4"/>
      <text:p text:style-name="P3"><text:soft-page-break/>Таблица кодов <text:span text:style-name="T1">Шеннона - Фано</text:span>:</text:p>
      <text:p text:style-name="P3">'<text:span text:style-name="T1">пробел</text:span>': '11', </text:p>
      <text:p text:style-name="P3">'о': '1011',</text:p>
      <text:p text:style-name="P3"><text:s/>'а': '1010', </text:p>
      <text:p text:style-name="P3">'е': '1001', </text:p>
      <text:p text:style-name="P3">'н': '10001',</text:p>
      <text:p text:style-name="P3"><text:s/>'и': '10000',</text:p>
      <text:p text:style-name="P3"><text:s/>'т': '0111', </text:p>
      <text:p text:style-name="P3">'л': '0110',</text:p>
      <text:p text:style-name="P3"><text:s/>'с': '0101',</text:p>
      <text:p text:style-name="P3"><text:s/>'р': '01001',</text:p>
      <text:p text:style-name="P3"><text:s/>'в': '010001',</text:p>
      <text:p text:style-name="P3"><text:s/>'к': '010000',</text:p>
      <text:p text:style-name="P3"><text:s/>'у': '00111',</text:p>
      <text:p text:style-name="P3"><text:s/>'п': '00110',</text:p>
      <text:p text:style-name="P3"><text:s/>'м': '00101',</text:p>
      <text:p text:style-name="P3"><text:s/>'я': '001001',</text:p>
      <text:p text:style-name="P3"><text:s/>'д': '001000',</text:p>
      <text:p text:style-name="P3"><text:s/>'ы': '00011', </text:p>
      <text:p text:style-name="P3">'ь': '000101',</text:p>
      <text:p text:style-name="P3"><text:s/>'б': '0001001',</text:p>
      <text:p text:style-name="P3"><text:s/>'г': '0001000',</text:p>
      <text:p text:style-name="P3"><text:s/>'ч': '000011', </text:p>
      <text:p text:style-name="P3">'ж': '0000101', </text:p>
      <text:p text:style-name="P3">'й': '0000100',</text:p>
      <text:p text:style-name="P3"><text:s/>'з': '0000011',</text:p>
      <text:p text:style-name="P3"><text:s/>'х': '0000010',</text:p>
      <text:p text:style-name="P3"><text:s/>'ш': '00000011',</text:p>
      <text:p text:style-name="P3"><text:s/>'ё': '00000010',</text:p>
      <text:p text:style-name="P3"><text:s/>'ю': '00000001',</text:p>
      <text:p text:style-name="P3"><text:s/>'щ': '000000001',</text:p>
      <text:p text:style-name="P3"><text:s/>'э': '0000000001',</text:p>
      <text:p text:style-name="P3"><text:s/>'ц': '00000000001',</text:p>
      <text:p text:style-name="P3"><text:s/>'ф': '000000000001',</text:p>
      <text:p text:style-name="P3"><text:s/>'ъ': '000000000000' </text:p>
      <text:p text:style-name="Standard"/>
      <text:p text:style-name="Standard">Энтропия: 4.356312303897158 бит/символ</text:p>
      <text:p text:style-name="Standard">Средняя длина: <text:s/>4.456718433490884 бит</text:p>
      <text:p text:style-name="Standard">Избытоность кода: 2.252916155510387 %</text:p>
      <text:p text:style-name="Standard"/>
      <text:p text:style-name="P4"/>
      <text:p text:style-name="P3"><text:soft-page-break/>Таблица кодов <text:span text:style-name="T1">Хаффмана</text:span>:</text:p>
      <text:p text:style-name="P3">'<text:span text:style-name="T1">пробел</text:span>': '11',</text:p>
      <text:p text:style-name="P3">'о': '1011',</text:p>
      <text:p text:style-name="P3">'а': '1010',</text:p>
      <text:p text:style-name="P3">'е': '1001',</text:p>
      <text:p text:style-name="P3">'н': '10001',</text:p>
      <text:p text:style-name="P3">'и': '10000',</text:p>
      <text:p text:style-name="P3">'т': '0111',</text:p>
      <text:p text:style-name="P3">'л': '0110',</text:p>
      <text:p text:style-name="P3">'с': '0101',</text:p>
      <text:p text:style-name="P3">'р': '01001', </text:p>
      <text:p text:style-name="P3">'в': '010001', </text:p>
      <text:p text:style-name="P3">'к': '010000', </text:p>
      <text:p text:style-name="P3">'у': '00111', </text:p>
      <text:p text:style-name="P3">'п': '00110', </text:p>
      <text:p text:style-name="P3">'м': '00101', </text:p>
      <text:p text:style-name="P3">'я': '001001', </text:p>
      <text:p text:style-name="P3">'д': '001000', </text:p>
      <text:p text:style-name="P3">'ы': '00011', </text:p>
      <text:p text:style-name="P3">'ь': '000101', </text:p>
      <text:p text:style-name="P3">'б': '0001001',</text:p>
      <text:p text:style-name="P3">'г': '0001000', </text:p>
      <text:p text:style-name="P3">'ч': '000011', </text:p>
      <text:p text:style-name="P3">'ж': '0000101', </text:p>
      <text:p text:style-name="P3">'й': '0000100', </text:p>
      <text:p text:style-name="P3">'з': '0000011', </text:p>
      <text:p text:style-name="P3">'х': '0000010', </text:p>
      <text:p text:style-name="P3">'ш': '00000011', </text:p>
      <text:p text:style-name="P3">'ё': '00000010', </text:p>
      <text:p text:style-name="P3">'ю': '00000001', </text:p>
      <text:p text:style-name="P3">'щ': '000000001', </text:p>
      <text:p text:style-name="P3">'э': '0000000001', </text:p>
      <text:p text:style-name="P3">'ц': '00000000001', </text:p>
      <text:p text:style-name="P3">'ф': '000000000001', </text:p>
      <text:p text:style-name="P3">'ъ': '000000000000'} </text:p>
      <text:p text:style-name="Standard"/>
      <text:p text:style-name="Standard">Энтропия: 4.356312303897158 бит/символ</text:p>
      <text:p text:style-name="Standard">Средняя длина: 4.456718433490884 бит</text:p>
      <text:p text:style-name="Standard">Избытоность кода: 2.252916155510387 %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5:28:02.595365932</meta:creation-date>
    <dc:date>2023-10-30T15:58:52.869368735</dc:date>
    <meta:editing-duration>PT30M51S</meta:editing-duration>
    <meta:editing-cycles>1</meta:editing-cycles>
    <meta:document-statistic meta:table-count="0" meta:image-count="0" meta:object-count="0" meta:page-count="3" meta:paragraph-count="110" meta:word-count="303" meta:character-count="3274" meta:non-whitespace-character-count="2750"/>
    <meta:generator>LibreOffice/7.6.2.1$Linux_X86_64 LibreOffice_project/60$Build-1</meta:generator>
  </office:meta>
</office:document-meta>
</file>